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22-2014</text:p>
      <text:p text:style-name="P44"><text:span text:style-name="T5">Maturín, </text:span><text:span text:style-name="Fuente_20_de_20_párrafo_20_predeter."><text:span text:style-name="T3">23</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May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24-2014</text:span><text:span text:style-name="T14"> </text:span><text:span text:style-name="T8">DE FECHA 20-05-2014</text:span></text:p>
      <text:p text:style-name="P36"/>
      <text:p text:style-name="P29"><text:span text:style-name="T8">OBJETO: </text:span><text:span text:style-name="T9">Adquisición de sobres de envío para encomiendas de uso exclusivo de éste Órgano Contralor.</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DHL FLETES AEREOS,C.A<text:line-break/>- Oferta "B": DOCUMENTOS MERCANTILES, S.A. DOMESA<text:line-break/>- Oferta "C": ZOOM INTERNACIONAL SERVICES,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DHL FLETES AEREOS,C.A</text:span></text:p>
          </table:table-cell>
          <table:table-cell table:style-name="Tabla3.A3" office:value-type="string">
            <text:p text:style-name="P49">Oferta mas Economica<text:line-break/><text:line-break/>Monto oferta "A"</text:p>
          </table:table-cell>
          <table:table-cell table:style-name="Tabla3.A3" office:value-type="string">
            <text:p text:style-name="P49">19.855,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DOCUMENTOS MERCANTILES, S.A. DOMESA</text:span></text:p>
          </table:table-cell>
          <table:table-cell table:style-name="Tabla3.A3" office:value-type="string">
            <text:p text:style-name="P49">Oferta mas Economica<text:line-break/><text:line-break/>Monto oferta "B"</text:p>
          </table:table-cell>
          <table:table-cell table:style-name="Tabla3.A3" office:value-type="string">
            <text:p text:style-name="P49">19.855,00<text:line-break/><text:line-break/><text:line-break/>19.855,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C": ZOOM INTERNACIONAL SERVICES,C.A</text:span></text:p>
          </table:table-cell>
          <table:table-cell table:style-name="Tabla3.A3" office:value-type="string">
            <text:p text:style-name="P49">Oferta mas Economica<text:line-break/><text:line-break/>Monto oferta "C"</text:p>
          </table:table-cell>
          <table:table-cell table:style-name="Tabla3.A3" office:value-type="string">
            <text:p text:style-name="P49">19.855,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DHL FLETES AEREOS,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DOCUMENTOS MERCANTILES, S.A. DOMES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row table:style-name="Tabla1.4">
          <table:table-cell table:style-name="Tabla1.A2" office:value-type="string">
            <text:p text:style-name="P2">"C"</text:p>
          </table:table-cell>
          <table:table-cell table:style-name="Tabla1.A2" office:value-type="string">
            <text:p text:style-name="P42">ZOOM INTERNACIONAL SERVICES,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ZOOM INTERNACIONAL SERVICES, C.A, DOCUMENTOS MERCANTILES, S.A. (DOMESA) y DHL FLETES AEREOS, C.A.; para el Procedimiento Nº CEM-PC-02-01-0024-2014, realizado bajo la modalidad de Consulta de Precio, para la Adquisición de sobres de envío para encomiendas de uso exclusivo de éste Órgano Contralor. quienes cuentan con experiencia en todo lo relacionado con el ramo, de las cuales solo DOCUMENTOS MERCANTILES, S.A. presentaro oferta, de igual manera se efectuó la revisión y análisis de la documentación contenida en el expediente administrativo, a la luz de la normativa legal vigente, esta Dirección concluye que en el caso bajo análisis, que la empresa oferente, cumple con las especificaciones técnicas establecidas en las invitaciones, ofertando todos los reglones requeridos a menor costo, ofreciendo además calidad de servicio y tiempo de respuesta.</text:p>
      <text:p text:style-name="P32"/>
      <text:p text:style-name="P27"/>
      <text:p text:style-name="P12">RECOMENDACIÓN:</text:p>
      <text:p text:style-name="P17">En atención al estudio y análisis realizado a la oferta presentada, y que existe disponibilidad presupuestaria y financiera, ésta Unidad Contratante determinó que la empresa DOCUMENTOS MERCANTILES, S.A. califica como ganadora en el presente procedimiento de selección de contratistas, por ajustarse al requerimiento según las especificaciones preestablecidas, prestando además excelente servicio a éste órgano de control desde hace 4 añ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para el procedimiento Nº CEM-PC-02-01-0024-2014 realizado bajo la modalidad de Consulta de Precio, para Adquisición de sobres de envío para encomiendas de uso exclusivo de éste Órgano Contralor a la empresa  DOCUMENTOS MERCANTILES, S.A Rif J-00091991-7 Por un monto de DIECINUEVE MIL OCHOCIENTOS CINCUENTA Y CINCO BOLÍVARES CON CERO CÉNTIMOS (Bs 19.855,00), incluye IVA, para los siguientes renglones:<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